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ackground-color="#B2B2B2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B2B2B2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fo:background-color="#DEE6E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8000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FF8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8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0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8E86AE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8E86A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E86AE"/>
    </style:style>
    <style:style style:name="ce18" style:family="table-cell" style:parent-style-name="Default" style:data-style-name="N0">
      <style:table-cell-properties fo:background-color="#FFBF00"/>
    </style:style>
    <style:style style:name="ce19" style:family="table-cell" style:parent-style-name="Default" style:data-style-name="N3">
      <style:table-cell-properties fo:background-color="#FFBF00"/>
    </style:style>
    <style:style style:name="ce20" style:family="table-cell" style:parent-style-name="Default" style:data-style-name="N0">
      <style:table-cell-properties fo:background-color="#999999"/>
    </style:style>
    <style:style style:name="ce21" style:family="table-cell" style:parent-style-name="Default" style:data-style-name="N3">
      <style:table-cell-properties fo:background-color="#999999"/>
    </style:style>
    <style:style style:name="ce22" style:family="table-cell" style:parent-style-name="Default" style:data-style-name="N0">
      <style:table-cell-properties fo:background-color="#B4C7DC"/>
    </style:style>
    <style:style style:name="ce23" style:family="table-cell" style:parent-style-name="Default" style:data-style-name="N3">
      <style:table-cell-properties fo:background-color="#B4C7DC"/>
    </style:style>
    <style:style style:name="ce24" style:family="table-cell" style:parent-style-name="Default" style:data-style-name="N0">
      <style:table-cell-properties fo:border="thin solid #000000" fo:background-color="#FFFF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548235"/>
    </style:style>
    <style:style style:name="ce26" style:family="table-cell" style:parent-style-name="Default" style:data-style-name="N3">
      <style:table-cell-properties fo:background-color="#548235"/>
    </style:style>
    <style:style style:name="ce27" style:family="table-cell" style:parent-style-name="Default" style:data-style-name="N0">
      <style:table-cell-properties fo:background-color="#FFD966"/>
      <style:text-properties fo:color="#000000"/>
    </style:style>
    <style:style style:name="ce28" style:family="table-cell" style:parent-style-name="Default" style:data-style-name="N3">
      <style:table-cell-properties fo:background-color="#FFD966"/>
      <style:text-properties fo:color="#000000"/>
    </style:style>
    <style:style style:name="ce29" style:family="table-cell" style:parent-style-name="Default" style:data-style-name="N0">
      <style:table-cell-properties style:vertical-align="automatic" fo:background-color="#548235" style:repeat-content="false"/>
      <style:paragraph-properties fo:text-align="start" fo:margin-left="0cm"/>
    </style:style>
    <style:style style:name="ce30" style:family="table-cell" style:parent-style-name="Default" style:data-style-name="N22"/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4" table:number-rows-spanned="1" table:style-name="ce24">
            <text:p>MultiChem Charger Memory Map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Parameter</text:p>
          </table:table-cell>
          <table:table-cell office:value-type="string" table:style-name="ce4">
            <text:p>Used bytes</text:p>
          </table:table-cell>
          <table:table-cell office:value-type="string" table:style-name="ce3">
            <text:p>Address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table:number-columns-repeated="2" table:style-name="ce1"/>
          <table:table-cell office:value-type="string" table:style-name="ce8">
            <text:p>MAX MEMORY [Bytes]</text:p>
          </table:table-cell>
          <table:table-cell office:value-type="float" office:value="524288" table:style-name="ce8">
            <text:p>524288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Capacitance Cycle 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4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6">
            <text:p>6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Batt Type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table:style-name="ce6"/>
          <table:table-cell table:style-name="ce7"/>
          <table:table-cell table:number-columns-repeated="3" table:style-name="ce6"/>
          <table:table-cell table:number-columns-repeated="16379" table:style-name="ce1"/>
        </table:table-row>
        <table:table-row table:style-name="ro3">
          <table:table-cell office:value-type="string" table:style-name="ce3">
            <text:p>Parameter</text:p>
          </table:table-cell>
          <table:table-cell office:value-type="string" table:style-name="ce4">
            <text:p>Used bytes</text:p>
          </table:table-cell>
          <table:table-cell office:value-type="string" table:style-name="ce3">
            <text:p>Address Li-Ion</text:p>
          </table:table-cell>
          <table:table-cell office:value-type="string" table:style-name="ce3">
            <text:p>Address PB</text:p>
          </table:table-cell>
          <table:table-cell office:value-type="string" table:style-name="ce3">
            <text:p>Address NI-MH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ell Count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50" table:formula="of:=[.C33]+[.B11]" table:style-name="ce6">
            <text:p>50</text:p>
          </table:table-cell>
          <table:table-cell office:value-type="float" office:value="92" table:formula="of:=[.D33]+[.B11]" table:style-name="ce6">
            <text:p>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Mode</text:p>
          </table:table-cell>
          <table:table-cell office:value-type="float" office:value="1" table:style-name="ce7">
            <text:p>1</text:p>
          </table:table-cell>
          <table:table-cell office:value-type="float" office:value="10" table:formula="of:=[.C11]+[.B11]" table:style-name="ce6">
            <text:p>10</text:p>
          </table:table-cell>
          <table:table-cell office:value-type="float" office:value="51" table:formula="of:=[.D11]+[.B12]" table:style-name="ce6">
            <text:p>51</text:p>
          </table:table-cell>
          <table:table-cell office:value-type="float" office:value="93" table:formula="of:=[.E11]+[.B12]" table:style-name="ce6">
            <text:p>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ycle</text:p>
          </table:table-cell>
          <table:table-cell office:value-type="float" office:value="1" table:style-name="ce7">
            <text:p>1</text:p>
          </table:table-cell>
          <table:table-cell office:value-type="float" office:value="11" table:formula="of:=[.C12]+[.B12]" table:style-name="ce6">
            <text:p>11</text:p>
          </table:table-cell>
          <table:table-cell office:value-type="float" office:value="52" table:formula="of:=[.D12]+[.B13]" table:style-name="ce6">
            <text:p>52</text:p>
          </table:table-cell>
          <table:table-cell office:value-type="float" office:value="94" table:formula="of:=[.E12]+[.B13]" table:style-name="ce6">
            <text:p>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ell Votage</text:p>
          </table:table-cell>
          <table:table-cell office:value-type="float" office:value="2" table:style-name="ce7">
            <text:p>2</text:p>
          </table:table-cell>
          <table:table-cell office:value-type="float" office:value="12" table:formula="of:=[.C13]+[.B13]" table:style-name="ce6">
            <text:p>12</text:p>
          </table:table-cell>
          <table:table-cell office:value-type="float" office:value="54" table:formula="of:=[.D13]+[.B14]" table:style-name="ce6">
            <text:p>54</text:p>
          </table:table-cell>
          <table:table-cell office:value-type="float" office:value="96" table:formula="of:=[.E13]+[.B14]" table:style-name="ce6">
            <text:p>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Min discharge voltage</text:p>
          </table:table-cell>
          <table:table-cell office:value-type="float" office:value="2" table:style-name="ce7">
            <text:p>2</text:p>
          </table:table-cell>
          <table:table-cell office:value-type="float" office:value="14" table:formula="of:=[.C14]+[.B14]" table:style-name="ce6">
            <text:p>14</text:p>
          </table:table-cell>
          <table:table-cell office:value-type="float" office:value="56" table:formula="of:=[.D14]+[.B15]" table:style-name="ce6">
            <text:p>56</text:p>
          </table:table-cell>
          <table:table-cell office:value-type="float" office:value="98" table:formula="of:=[.E14]+[.B15]" table:style-name="ce6">
            <text:p>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Trickle Voltage</text:p>
          </table:table-cell>
          <table:table-cell office:value-type="float" office:value="2" table:style-name="ce7">
            <text:p>2</text:p>
          </table:table-cell>
          <table:table-cell office:value-type="float" office:value="16" table:formula="of:=[.C15]+[.B15]" table:style-name="ce6">
            <text:p>16</text:p>
          </table:table-cell>
          <table:table-cell office:value-type="float" office:value="58" table:formula="of:=[.D15]+[.B16]" table:style-name="ce6">
            <text:p>58</text:p>
          </table:table-cell>
          <table:table-cell office:value-type="float" office:value="100" table:formula="of:=[.E15]+[.B16]" table:style-name="ce6">
            <text:p>1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Trickle Current</text:p>
          </table:table-cell>
          <table:table-cell office:value-type="float" office:value="2" table:style-name="ce7">
            <text:p>2</text:p>
          </table:table-cell>
          <table:table-cell office:value-type="float" office:value="18" table:formula="of:=[.C16]+[.B16]" table:style-name="ce6">
            <text:p>18</text:p>
          </table:table-cell>
          <table:table-cell office:value-type="float" office:value="60" table:formula="of:=[.D16]+[.B17]" table:style-name="ce6">
            <text:p>60</text:p>
          </table:table-cell>
          <table:table-cell office:value-type="float" office:value="102" table:formula="of:=[.E16]+[.B17]" table:style-name="ce6">
            <text:p>102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Max Time</text:p>
          </table:table-cell>
          <table:table-cell office:value-type="float" office:value="2" table:style-name="ce7">
            <text:p>2</text:p>
          </table:table-cell>
          <table:table-cell office:value-type="float" office:value="20" table:formula="of:=[.C17]+[.B17]" table:style-name="ce6">
            <text:p>20</text:p>
          </table:table-cell>
          <table:table-cell office:value-type="float" office:value="62" table:formula="of:=[.D17]+[.B18]" table:style-name="ce6">
            <text:p>62</text:p>
          </table:table-cell>
          <table:table-cell office:value-type="float" office:value="104" table:formula="of:=[.E17]+[.B18]" table:style-name="ce6">
            <text:p>104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Temp</text:p>
          </table:table-cell>
          <table:table-cell office:value-type="float" office:value="1" table:style-name="ce7">
            <text:p>1</text:p>
          </table:table-cell>
          <table:table-cell office:value-type="float" office:value="22" table:formula="of:=[.C18]+[.B18]" table:style-name="ce6">
            <text:p>22</text:p>
          </table:table-cell>
          <table:table-cell office:value-type="float" office:value="63" table:formula="of:=[.D18]+[.B19]" table:style-name="ce6">
            <text:p>63</text:p>
          </table:table-cell>
          <table:table-cell office:value-type="float" office:value="105" table:formula="of:=[.E18]+[.B19]" table:style-name="ce6">
            <text:p>10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1</text:p>
          </table:table-cell>
          <table:table-cell office:value-type="float" office:value="2" table:style-name="ce7">
            <text:p>2</text:p>
          </table:table-cell>
          <table:table-cell office:value-type="float" office:value="23" table:formula="of:=[.C19]+[.B19]" table:style-name="ce6">
            <text:p>23</text:p>
          </table:table-cell>
          <table:table-cell office:value-type="float" office:value="65" table:formula="of:=[.D19]+[.B20]" table:style-name="ce6">
            <text:p>65</text:p>
          </table:table-cell>
          <table:table-cell office:value-type="float" office:value="107" table:formula="of:=[.E19]+[.B20]" table:style-name="ce6">
            <text:p>10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1</text:p>
          </table:table-cell>
          <table:table-cell office:value-type="float" office:value="2" table:style-name="ce7">
            <text:p>2</text:p>
          </table:table-cell>
          <table:table-cell office:value-type="float" office:value="25" table:formula="of:=[.C20]+[.B20]" table:style-name="ce6">
            <text:p>25</text:p>
          </table:table-cell>
          <table:table-cell office:value-type="float" office:value="67" table:formula="of:=[.D20]+[.B21]" table:style-name="ce6">
            <text:p>67</text:p>
          </table:table-cell>
          <table:table-cell office:value-type="float" office:value="109" table:formula="of:=[.E20]+[.B21]" table:style-name="ce6">
            <text:p>10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2 (mA)</text:p>
          </table:table-cell>
          <table:table-cell office:value-type="float" office:value="2" table:style-name="ce7">
            <text:p>2</text:p>
          </table:table-cell>
          <table:table-cell office:value-type="float" office:value="27" table:formula="of:=[.C21]+[.B21]" table:style-name="ce6">
            <text:p>27</text:p>
          </table:table-cell>
          <table:table-cell office:value-type="float" office:value="69" table:formula="of:=[.D21]+[.B22]" table:style-name="ce6">
            <text:p>69</text:p>
          </table:table-cell>
          <table:table-cell office:value-type="float" office:value="111" table:formula="of:=[.E21]+[.B22]" table:style-name="ce6">
            <text:p>11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2 (mA)</text:p>
          </table:table-cell>
          <table:table-cell office:value-type="float" office:value="2" table:style-name="ce7">
            <text:p>2</text:p>
          </table:table-cell>
          <table:table-cell office:value-type="float" office:value="29" table:formula="of:=[.C22]+[.B22]" table:style-name="ce6">
            <text:p>29</text:p>
          </table:table-cell>
          <table:table-cell office:value-type="float" office:value="71" table:formula="of:=[.D22]+[.B23]" table:style-name="ce6">
            <text:p>71</text:p>
          </table:table-cell>
          <table:table-cell office:value-type="float" office:value="113" table:formula="of:=[.E22]+[.B23]" table:style-name="ce6">
            <text:p>113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2 %</text:p>
          </table:table-cell>
          <table:table-cell office:value-type="float" office:value="2" table:style-name="ce7">
            <text:p>2</text:p>
          </table:table-cell>
          <table:table-cell office:value-type="float" office:value="31" table:formula="of:=[.C23]+[.B23]" table:style-name="ce6">
            <text:p>31</text:p>
          </table:table-cell>
          <table:table-cell office:value-type="float" office:value="73" table:formula="of:=[.D23]+[.B24]" table:style-name="ce6">
            <text:p>73</text:p>
          </table:table-cell>
          <table:table-cell office:value-type="float" office:value="115" table:formula="of:=[.E23]+[.B24]" table:style-name="ce6">
            <text:p>11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2 %</text:p>
          </table:table-cell>
          <table:table-cell office:value-type="float" office:value="2" table:style-name="ce7">
            <text:p>2</text:p>
          </table:table-cell>
          <table:table-cell office:value-type="float" office:value="33" table:formula="of:=[.C24]+[.B24]" table:style-name="ce6">
            <text:p>33</text:p>
          </table:table-cell>
          <table:table-cell office:value-type="float" office:value="75" table:formula="of:=[.D24]+[.B25]" table:style-name="ce6">
            <text:p>75</text:p>
          </table:table-cell>
          <table:table-cell office:value-type="float" office:value="117" table:formula="of:=[.E24]+[.B25]" table:style-name="ce6">
            <text:p>11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3 (mA)</text:p>
          </table:table-cell>
          <table:table-cell office:value-type="float" office:value="2" table:style-name="ce7">
            <text:p>2</text:p>
          </table:table-cell>
          <table:table-cell office:value-type="float" office:value="35" table:formula="of:=[.C25]+[.B25]" table:style-name="ce6">
            <text:p>35</text:p>
          </table:table-cell>
          <table:table-cell office:value-type="float" office:value="77" table:formula="of:=[.D25]+[.B26]" table:style-name="ce6">
            <text:p>77</text:p>
          </table:table-cell>
          <table:table-cell office:value-type="float" office:value="119" table:formula="of:=[.E25]+[.B26]" table:style-name="ce6">
            <text:p>11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3 (mA)</text:p>
          </table:table-cell>
          <table:table-cell office:value-type="float" office:value="2" table:style-name="ce7">
            <text:p>2</text:p>
          </table:table-cell>
          <table:table-cell office:value-type="float" office:value="37" table:formula="of:=[.C26]+[.B26]" table:style-name="ce6">
            <text:p>37</text:p>
          </table:table-cell>
          <table:table-cell office:value-type="float" office:value="79" table:formula="of:=[.D26]+[.B27]" table:style-name="ce6">
            <text:p>79</text:p>
          </table:table-cell>
          <table:table-cell office:value-type="float" office:value="121" table:formula="of:=[.E26]+[.B27]" table:style-name="ce6">
            <text:p>12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3 %</text:p>
          </table:table-cell>
          <table:table-cell office:value-type="float" office:value="2" table:style-name="ce7">
            <text:p>2</text:p>
          </table:table-cell>
          <table:table-cell office:value-type="float" office:value="39" table:formula="of:=[.C27]+[.B27]" table:style-name="ce6">
            <text:p>39</text:p>
          </table:table-cell>
          <table:table-cell office:value-type="float" office:value="81" table:formula="of:=[.D27]+[.B28]" table:style-name="ce6">
            <text:p>81</text:p>
          </table:table-cell>
          <table:table-cell office:value-type="float" office:value="123" table:formula="of:=[.E27]+[.B28]" table:style-name="ce6">
            <text:p>123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3 %</text:p>
          </table:table-cell>
          <table:table-cell office:value-type="float" office:value="2" table:style-name="ce7">
            <text:p>2</text:p>
          </table:table-cell>
          <table:table-cell office:value-type="float" office:value="41" table:formula="of:=[.C28]+[.B28]" table:style-name="ce6">
            <text:p>41</text:p>
          </table:table-cell>
          <table:table-cell office:value-type="float" office:value="83" table:formula="of:=[.D28]+[.B29]" table:style-name="ce6">
            <text:p>83</text:p>
          </table:table-cell>
          <table:table-cell office:value-type="float" office:value="125" table:formula="of:=[.E28]+[.B29]" table:style-name="ce6">
            <text:p>12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4 (mA)</text:p>
          </table:table-cell>
          <table:table-cell office:value-type="float" office:value="2" table:style-name="ce7">
            <text:p>2</text:p>
          </table:table-cell>
          <table:table-cell office:value-type="float" office:value="43" table:formula="of:=[.C29]+[.B29]" table:style-name="ce6">
            <text:p>43</text:p>
          </table:table-cell>
          <table:table-cell office:value-type="float" office:value="85" table:formula="of:=[.D29]+[.B30]" table:style-name="ce6">
            <text:p>85</text:p>
          </table:table-cell>
          <table:table-cell office:value-type="float" office:value="127" table:formula="of:=[.E29]+[.B30]" table:style-name="ce6">
            <text:p>12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4 (mA)</text:p>
          </table:table-cell>
          <table:table-cell office:value-type="float" office:value="2" table:style-name="ce7">
            <text:p>2</text:p>
          </table:table-cell>
          <table:table-cell office:value-type="float" office:value="45" table:formula="of:=[.C30]+[.B30]" table:style-name="ce6">
            <text:p>45</text:p>
          </table:table-cell>
          <table:table-cell office:value-type="float" office:value="87" table:formula="of:=[.D30]+[.B31]" table:style-name="ce6">
            <text:p>87</text:p>
          </table:table-cell>
          <table:table-cell office:value-type="float" office:value="129" table:formula="of:=[.E30]+[.B31]" table:style-name="ce6">
            <text:p>12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4 %</text:p>
          </table:table-cell>
          <table:table-cell office:value-type="float" office:value="2" table:style-name="ce7">
            <text:p>2</text:p>
          </table:table-cell>
          <table:table-cell office:value-type="float" office:value="47" table:formula="of:=[.C31]+[.B31]" table:style-name="ce6">
            <text:p>47</text:p>
          </table:table-cell>
          <table:table-cell office:value-type="float" office:value="89" table:formula="of:=[.D31]+[.B32]" table:style-name="ce6">
            <text:p>89</text:p>
          </table:table-cell>
          <table:table-cell office:value-type="float" office:value="131" table:formula="of:=[.E31]+[.B32]" table:style-name="ce6">
            <text:p>13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4 %</text:p>
          </table:table-cell>
          <table:table-cell office:value-type="float" office:value="2" table:style-name="ce7">
            <text:p>2</text:p>
          </table:table-cell>
          <table:table-cell office:value-type="float" office:value="49" table:formula="of:=[.C32]+[.B32]" table:style-name="ce6">
            <text:p>49</text:p>
          </table:table-cell>
          <table:table-cell office:value-type="float" office:value="91" table:formula="of:=[.D32]+[.B33]" table:style-name="ce6">
            <text:p>91</text:p>
          </table:table-cell>
          <table:table-cell office:value-type="float" office:value="133" table:formula="of:=[.E32]+[.B33]" table:style-name="ce6">
            <text:p>133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9">
            <text:p>Discharge Curves</text:p>
          </table:table-cell>
          <table:table-cell office:value-type="string" table:style-name="ce10">
            <text:p>Used bytes</text:p>
          </table:table-cell>
          <table:table-cell office:value-type="string" table:style-name="ce11">
            <text:p>Sample count</text:p>
          </table:table-cell>
          <table:table-cell office:value-type="string" table:style-name="ce11">
            <text:p>Cycles</text:p>
          </table:table-cell>
          <table:table-cell table:style-name="ce11"/>
          <table:table-cell office:value-type="string" table:style-name="ce11">
            <text:p>Signle meas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1">
            <text:p>Voltage</text:p>
          </table:table-cell>
          <table:table-cell office:value-type="float" office:value="2" table:style-name="ce2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office:value-type="float" office:value="8192" table:formula="of:=[.D38]*[.C38]*[.B38]" table:style-name="ce1">
            <text:p>8192</text:p>
          </table:table-cell>
          <table:table-cell office:value-type="float" office:value="16384" table:formula="of:=[.E38]+[.E39]" table:style-name="ce1">
            <text:p>1638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urrent</text:p>
          </table:table-cell>
          <table:table-cell office:value-type="float" office:value="2" table:style-name="ce2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office:value-type="float" office:value="8192" table:formula="of:=[.D39]*[.C39]*[.B39]" table:style-name="ce1">
            <text:p>819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ime[h]</text:p>
          </table:table-cell>
          <table:table-cell office:value-type="float" office:value="12" table:style-name="ce2">
            <text:p>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mple aqusition time [s]</text:p>
          </table:table-cell>
          <table:table-cell office:value-type="float" office:value="10.546875" table:formula="of:=([.B40]*60*60)/[.C38]" table:style-name="ce2">
            <text:p>1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Parameters</text:p>
          </table:table-cell>
          <table:table-cell table:style-name="ce13"/>
          <table:table-cell table:number-columns-repeated="4" table:style-name="ce14"/>
          <table:table-cell table:number-columns-repeated="16378" table:style-name="ce1"/>
        </table:table-row>
        <table:table-row table:style-name="ro2">
          <table:table-cell office:value-type="string" table:style-name="ce1">
            <text:p>2 Block [B]</text:p>
          </table:table-cell>
          <table:table-cell office:value-type="float" office:value="8192" table:formula="of:=2*4096" table:style-name="ce2">
            <text:p>8 19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ze of parameters table [B]</text:p>
          </table:table-cell>
          <table:table-cell office:value-type="float" office:value="144" table:style-name="ce2">
            <text:p>144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rameter sector write ratio</text:p>
          </table:table-cell>
          <table:table-cell office:value-type="float" office:value="55.888888888888886" table:formula="of:=[.B44]/[.B45]-1" table:style-name="ce2">
            <text:p>5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eded Cells for wear leveling</text:p>
          </table:table-cell>
          <table:table-cell office:value-type="float" office:value="6.9861111111111107" table:formula="of:=[.B47]/8" table:style-name="ce2">
            <text:p>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 Cycle</text:p>
          </table:table-cell>
          <table:table-cell office:value-type="float" office:value="5588888.888888889" table:formula="of:=100000*[.B47]" table:style-name="ce2">
            <text:p>5 588 889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Data measurments</text:p>
          </table:table-cell>
          <table:table-cell table:style-name="ce13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Avaible memory [B]</text:p>
          </table:table-cell>
          <table:table-cell office:value-type="float" office:value="507904" table:formula="of:=[.C77]-[.C76]+1" table:style-name="ce2">
            <text:p>507 90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measurment without erase</text:p>
          </table:table-cell>
          <table:table-cell office:value-type="float" office:value="31" table:formula="of:=[.B52]/[.F38]" table:style-name="ce2">
            <text:p>3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eded Cells for wear leveling</text:p>
          </table:table-cell>
          <table:table-cell office:value-type="float" office:value="3.875" table:formula="of:=[.B53]/8" table:style-name="ce2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 cycles<text:s/></text:p>
          </table:table-cell>
          <table:table-cell office:value-type="float" office:value="3100000" table:formula="of:=[.B52]/[.F38]*100000" table:style-name="ce2">
            <text:p>3 100 000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2">
            <text:p>Data temperature</text:p>
          </table:table-cell>
          <table:table-cell table:style-name="ce13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Avaible memory [B]</text:p>
          </table:table-cell>
          <table:table-cell office:value-type="float" office:value="8191" table:formula="of:=[.C75]-[.C74]" table:style-name="ce2">
            <text:p>8 19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measurment without erase</text:p>
          </table:table-cell>
          <table:table-cell office:value-type="float" office:value="31" table:formula="of:=[.B53]" table:style-name="ce2">
            <text:p>3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samples per 1 cycle</text:p>
          </table:table-cell>
          <table:table-cell office:value-type="float" office:value="264.22580645161293" table:formula="of:=[.B59]/[.B60]" table:style-name="ce2">
            <text:p>264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5">
            <text:p>Memory Map</text:p>
          </table:table-cell>
          <table:table-cell office:value-type="string" table:style-name="ce16">
            <text:p>Address range [hex]</text:p>
          </table:table-cell>
          <table:table-cell office:value-type="string" table:style-name="ce15">
            <text:p>Address range [dec]</text:p>
          </table:table-cell>
          <table:table-cell table:number-columns-repeated="3" table:style-name="ce17"/>
          <table:table-cell table:number-columns-repeated="16378"/>
        </table:table-row>
        <table:table-row table:style-name="ro2">
          <table:table-cell office:value-type="string" table:style-name="ce18">
            <text:p>Wear leveling for parameters start:</text:p>
          </table:table-cell>
          <table:table-cell office:value-type="string" office:string-value="0x0" table:formula="of:=&quot;0x&quot; &amp; DEC2HEX([.C66])" table:style-name="ce19">
            <text:p>0x0</text:p>
          </table:table-cell>
          <table:table-cell office:value-type="float" office:value="0" table:style-name="ce18">
            <text:p>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8">
            <text:p>Wear leveling for parameters end:</text:p>
          </table:table-cell>
          <table:table-cell office:value-type="string" office:string-value="0xF" table:formula="of:=&quot;0x&quot; &amp; DEC2HEX([.C67])" table:style-name="ce19">
            <text:p>0xF</text:p>
          </table:table-cell>
          <table:table-cell office:value-type="float" office:value="15" table:style-name="ce18">
            <text:p>1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8">
            <text:p>Wear leveing for measurment data start</text:p>
          </table:table-cell>
          <table:table-cell office:value-type="string" office:string-value="0x10" table:formula="of:=&quot;0x&quot; &amp; DEC2HEX([.C68])" table:style-name="ce19">
            <text:p>0x10</text:p>
          </table:table-cell>
          <table:table-cell office:value-type="float" office:value="16" table:style-name="ce18">
            <text:p>1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8">
            <text:p>Wear leveing for measurment data end</text:p>
          </table:table-cell>
          <table:table-cell office:value-type="string" office:string-value="0x1F" table:formula="of:=&quot;0x&quot; &amp; DEC2HEX([.C69])" table:style-name="ce19">
            <text:p>0x1F</text:p>
          </table:table-cell>
          <table:table-cell office:value-type="float" office:value="31" table:style-name="ce18">
            <text:p>3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Unused Space start</text:p>
          </table:table-cell>
          <table:table-cell office:value-type="string" office:string-value="0x20" table:formula="of:=&quot;0x&quot; &amp; DEC2HEX([.C70])" table:style-name="ce21">
            <text:p>0x20</text:p>
          </table:table-cell>
          <table:table-cell office:value-type="float" office:value="32" table:style-name="ce20">
            <text:p>3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0">
            <text:p>Unused Space end</text:p>
          </table:table-cell>
          <table:table-cell office:value-type="string" office:string-value="0x3F" table:formula="of:=&quot;0x&quot; &amp; DEC2HEX([.C71])" table:style-name="ce21">
            <text:p>0x3F</text:p>
          </table:table-cell>
          <table:table-cell office:value-type="float" office:value="63" table:style-name="ce20">
            <text:p>6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2">
            <text:p>Start Address for parameters data</text:p>
          </table:table-cell>
          <table:table-cell office:value-type="string" office:string-value="0x40" table:formula="of:=&quot;0x&quot; &amp; DEC2HEX([.C72])" table:style-name="ce23">
            <text:p>0x40</text:p>
          </table:table-cell>
          <table:table-cell office:value-type="float" office:value="64" table:style-name="ce22">
            <text:p>6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2">
            <text:p>End Address for parameters data</text:p>
          </table:table-cell>
          <table:table-cell office:value-type="string" office:string-value="0x1FFF" table:formula="of:=&quot;0x&quot; &amp; DEC2HEX([.C73])" table:style-name="ce23">
            <text:p>0x1FFF</text:p>
          </table:table-cell>
          <table:table-cell office:value-type="float" office:value="8191" table:formula="of:=2*4096-1" table:style-name="ce22">
            <text:p>819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5">
            <text:p>Start Address for Temperature Data</text:p>
          </table:table-cell>
          <table:table-cell table:style-name="ce26"/>
          <table:table-cell office:value-type="float" office:value="8192" table:formula="of:=[.C73]+1" table:style-name="ce25">
            <text:p>819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5">
            <text:p>End Address for Temperature Data</text:p>
          </table:table-cell>
          <table:table-cell table:style-name="ce26"/>
          <table:table-cell office:value-type="float" office:value="16383" table:formula="of:=[.C76]-1" table:style-name="ce25">
            <text:p>1638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7">
            <text:p>Start Address for Data Block</text:p>
          </table:table-cell>
          <table:table-cell office:value-type="string" office:string-value="0x4000" table:formula="of:=&quot;0x&quot; &amp; DEC2HEX([.C76])" table:style-name="ce28">
            <text:p>0x4000</text:p>
          </table:table-cell>
          <table:table-cell office:value-type="float" office:value="16384" table:formula="of:=4096*4" table:style-name="ce27">
            <text:p>1638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7">
            <text:p>End Address for Data Block</text:p>
          </table:table-cell>
          <table:table-cell office:value-type="string" office:string-value="0x7FFFF" table:formula="of:=&quot;0x&quot; &amp; DEC2HEX([.C77])" table:style-name="ce28">
            <text:p>0x7FFFF</text:p>
          </table:table-cell>
          <table:table-cell office:value-type="float" office:value="524287" table:formula="of:=[.I5]-1" table:style-name="ce27">
            <text:p>524287</text:p>
          </table:table-cell>
          <table:table-cell table:number-columns-repeated="16381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Data Frame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0" table:style-name="ce29">
            <text:p>0</text:p>
          </table:table-cell>
          <table:table-cell office:value-type="string" table:style-name="ce25">
            <text:p>bat id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1" table:style-name="ce29">
            <text:p>1</text:p>
          </table:table-cell>
          <table:table-cell office:value-type="string" table:style-name="ce26">
            <text:p>sampling time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2" table:style-name="ce29">
            <text:p>2</text:p>
          </table:table-cell>
          <table:table-cell office:value-type="string" table:style-name="ce25">
            <text:p>whole cycle flag, cycle type (chg, disc)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3.4" table:style-name="ce29">
            <text:p>3,4</text:p>
          </table:table-cell>
          <table:table-cell office:value-type="string" table:style-name="ce25">
            <text:p>measured capacitance (2bytes)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5.6" table:style-name="ce29">
            <text:p>5,6</text:p>
          </table:table-cell>
          <table:table-cell office:value-type="string" table:style-name="ce25">
            <text:p>set current (2bytes)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7.8" table:style-name="ce29">
            <text:p>7,8</text:p>
          </table:table-cell>
          <table:table-cell office:value-type="string" table:style-name="ce25">
            <text:p>set voltage(2bytes)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9" table:style-name="ce29">
            <text:p>9</text:p>
          </table:table-cell>
          <table:table-cell office:value-type="string" table:style-name="ce25">
            <text:p>max temp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string" table:style-name="ce30">
            <text:p>10 to 4095</text:p>
          </table:table-cell>
          <table:table-cell office:value-type="string" table:style-name="ce2">
            <text:p>measurment data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emp Frame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1" table:style-name="ce29">
            <text:p>1</text:p>
          </table:table-cell>
          <table:table-cell office:value-type="string" table:style-name="ce25">
            <text:p>bat id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2" table:style-name="ce29">
            <text:p>2</text:p>
          </table:table-cell>
          <table:table-cell office:value-type="string" table:style-name="ce26">
            <text:p>sampling time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3" table:style-name="ce29">
            <text:p>3</text:p>
          </table:table-cell>
          <table:table-cell office:value-type="string" table:style-name="ce25">
            <text:p>whole cycle flag, cycle type (chg, disc), measurment type (voltage, current)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4.5" table:style-name="ce29">
            <text:p>4,5</text:p>
          </table:table-cell>
          <table:table-cell office:value-type="string" table:style-name="ce25">
            <text:p>measured capacitance (2bytes)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6.7" table:style-name="ce29">
            <text:p>6,7</text:p>
          </table:table-cell>
          <table:table-cell office:value-type="string" table:style-name="ce25">
            <text:p>set current (2bytes)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8.9" table:style-name="ce29">
            <text:p>8,9</text:p>
          </table:table-cell>
          <table:table-cell office:value-type="string" table:style-name="ce25">
            <text:p>set voltage(2bytes)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float" office:value="10" table:style-name="ce29">
            <text:p>10</text:p>
          </table:table-cell>
          <table:table-cell office:value-type="string" table:style-name="ce25">
            <text:p>max temp</text:p>
          </table:table-cell>
          <table:table-cell table:style-name="ce25"/>
          <table:table-cell table:number-columns-repeated="16381"/>
        </table:table-row>
        <table:table-row table:number-rows-repeated="104847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dc:creator>RaD</dc:creator>
    <meta:creation-date>2024-03-06T13:48:20Z</meta:creation-date>
    <dc:date>2024-05-17T13:48:42Z</dc:date>
    <meta:editing-cycles>33</meta:editing-cycles>
    <meta:editing-duration>PT41298S</meta:editing-duration>
  </office:meta>
</office:document-meta>
</file>